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list-style-name="L1"/>
    <style:style style:name="P5" style:family="paragraph" style:parent-style-name="Standard" style:master-page-name="">
      <style:paragraph-properties fo:margin-left="0.3cm" fo:margin-right="0.3cm" fo:text-indent="0cm" style:auto-text-indent="false" fo:background-color="#e6e6e6" fo:padding="0.049cm" fo:border="0.002cm solid #000000" style:shadow="none">
        <style:background-image/>
      </style:paragraph-properties>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3cm" fo:margin-right="0.3cm" fo:text-align="start" style:justify-single-word="false" fo:text-indent="0cm" style:auto-text-indent="false" fo:background-color="#e6e6e6" fo:padding="0.049cm" fo:border="0.002cm solid #000000" style:shadow="none" style:text-autospace="none">
        <style:background-image/>
      </style:paragraph-properties>
      <style:text-properties style:font-name="Courier New" fo:font-size="10pt" style:font-name-asian="Courier New" style:font-size-asian="10pt" style:font-name-complex="Courier New" style:font-size-complex="10pt"/>
    </style:style>
    <style:style style:name="P7" style:family="paragraph" style:parent-style-name="Text_20_body">
      <style:text-properties fo:font-weight="normal" style:font-weight-asian="normal" style:font-weight-complex="normal"/>
    </style:style>
    <style:style style:name="P8" style:family="paragraph" style:parent-style-name="Heading_20_2">
      <style:text-properties fo:font-weight="bold" style:font-weight-asian="bold" style:font-weight-complex="bold"/>
    </style:style>
    <style:style style:name="P9" style:family="paragraph" style:parent-style-name="Text_20_body" style:list-style-name="L2">
      <style:text-properties fo:font-weight="normal" style:font-weight-asian="normal" style:font-weight-complex="normal"/>
    </style:style>
    <style:style style:name="P10" style:family="paragraph" style:parent-style-name="Text_20_body" style:list-style-name="L2"/>
    <style:style style:name="P11" style:family="paragraph" style:parent-style-name="Text_20_body" style:list-style-name="L3">
      <style:text-properties fo:font-weight="normal" style:font-weight-asian="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list-style-name="L4">
      <style:text-properties fo:font-style="normal" fo:font-weight="normal" style:font-style-asian="normal" style:font-weight-asian="normal" style:font-style-complex="normal" style:font-weight-complex="normal"/>
    </style:style>
    <style:style style:name="P14" style:family="paragraph" style:parent-style-name="Text_20_body" style:list-style-name="L4">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Configuring SPNEGO based SSO with Websphere and Active Directory</text:titl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1.Introduction<text:tab/>1</text:p>
          <text:p text:style-name="P2">2.Compilation<text:tab/>1</text:p>
          <text:p text:style-name="P2">3.Installation and Configuration<text:tab/>1</text:p>
          <text:p text:style-name="P3">1.General<text:tab/>1</text:p>
          <text:p text:style-name="P3">2.Writing Kerberos configuration<text:tab/>2</text:p>
          <text:p text:style-name="P3">3.Declaring Kerberos configuration file to Websphere<text:tab/>2</text:p>
          <text:p text:style-name="P3">4.Configuring Active Directory as the user registry<text:tab/>2</text:p>
          <text:p text:style-name="P3">5.Configuring a JAAS Login Module for Kerberos Authentication<text:tab/>3</text:p>
          <text:p text:style-name="P3">6.Configuring Security in Websphere<text:tab/>3</text:p>
          <text:p text:style-name="P3">7.Activating security settings<text:tab/>4</text:p>
          <text:p text:style-name="P2">4.Mapping Active Directory groups to application roles<text:tab/>4</text:p>
          <text:p text:style-name="P3">1.Configuring accesses to admin Console<text:tab/>4</text:p>
          <text:p text:style-name="P3">2.Configuring accesses to applications<text:tab/>4</text:p>
        </text:index-body>
      </text:table-of-content>
      <text:p text:style-name="Standard"/>
      <text:list text:style-name="Numbering_20_1">
        <text:list-item>
          <text:h text:style-name="Heading_20_1" text:outline-level="1">Introduction</text:h>
        </text:list-item>
      </text:list>
      <text:p text:style-name="Text_20_body">Websphere allows third party programs to authenticate a user using their own ways and can be configured to trust these programs. This kind of interaction is done using a mechanism named “Trust Association Interceptor” (or TAI). A TAI is simply a Java class which implements a particular interface to negotiate user authentication itself. Jaaslounge provides you a TAI that can speak with Active Directory to automatically authenticate a user who previously logged in on a windows workstation.</text:p>
      <text:list text:style-name="Numbering_20_1" text:continue-numbering="true">
        <text:list-item>
          <text:h text:style-name="Heading_20_1" text:outline-level="1">Compilation</text:h>
        </text:list-item>
      </text:list>
      <text:p text:style-name="Text_20_body">The SPNEGO Trusted Association Interceptor provided consists in one java class : SpnegoTAI.java. To compile this class you need several libraries :</text:p>
      <text:list text:style-name="L1">
        <text:list-item>
          <text:p text:style-name="P4">jCifs-ext : version 0.9.4</text:p>
        </text:list-item>
        <text:list-item>
          <text:p text:style-name="P4">jCifs : version 1.1.11 , later versions must not be used as jCifs-ext does not work with.</text:p>
        </text:list-item>
        <text:list-item>
          <text:p text:style-name="P4">wssec.jar : found in directory “lib” of Websphere application server</text:p>
        </text:list-item>
        <text:list-item>
          <text:p text:style-name="P4">j2ee.jar : found in directory “lib” of Websphere application server</text:p>
        </text:list-item>
      </text:list>
      <text:list text:style-name="Numbering_20_1" text:continue-numbering="true">
        <text:list-item>
          <text:h text:style-name="Heading_20_1" text:outline-level="1">Installation and Configuration</text:h>
          <text:list>
            <text:list-item>
              <text:h text:style-name="Heading_20_2" text:outline-level="2">General</text:h>
            </text:list-item>
          </text:list>
        </text:list-item>
      </text:list>
      <text:p text:style-name="Text_20_body">First of all, ensure that your active directory is properly configured. Steps required to configure Active Directory are detailed in the document “AD_Spnego_Configuration”.</text:p>
      <text:p text:style-name="Text_20_body">Once you have generated a jar containing the compiled TAI class. Copy it to the lib\ext directory of your Websphere installation. You then need to configure Websphere. Open and log in the admin console in your browser.</text:p>
      <text:list text:style-name="Numbering_20_1" text:continue-numbering="true">
        <text:list-item>
          <text:list text:continue-numbering="true">
            <text:list-item>
              <text:h text:style-name="Heading_20_2" text:outline-level="2">Writing Kerberos configuration</text:h>
            </text:list-item>
          </text:list>
        </text:list-item>
      </text:list>
      <text:p text:style-name="Text_20_body">To make use of Kerberos, you need to write an configuration file. This file specifies settings like the Kerberos Realm, address of the server... Here is a sample of such a file, considering that our realm is named MY.DOMAIN.COM, and that our Active Directory server is named adserver.my.domain.com :</text:p>
      <text:p text:style-name="P5">[libdefaults]</text:p>
      <text:p text:style-name="P6">default_realm = MY.DOMAIN.COM</text:p>
      <text:p text:style-name="P6">default_tkt_enctypes = rc4-hmac des-cbc-md5 des-cbc-crc des3-cbc-sha1</text:p>
      <text:p text:style-name="P6">default_tgs_enctypes = rc4-hmac des-cbc-md5 des-cbc-crc des3-cbc-sha1</text:p>
      <text:p text:style-name="P6"/>
      <text:p text:style-name="P6">[realms]</text:p>
      <text:p text:style-name="P6"><text:s/>MY.DOMAIN.COM = {</text:p>
      <text:p text:style-name="P6"><text:s text:c="2"/>kdc = adserver.my.domain.com:88</text:p>
      <text:p text:style-name="P6"><text:s text:c="2"/>admin_server = adserver.my.domain.com</text:p>
      <text:p text:style-name="P6"><text:s text:c="2"/>default_domain = MY.DOMAIN.COM</text:p>
      <text:p text:style-name="P6"><text:s/>}</text:p>
      <text:p text:style-name="P6"/>
      <text:p text:style-name="P6">[domain_realm]</text:p>
      <text:p text:style-name="P6"><text:s/>.my.domain.com = MY.DOMAIN.COM</text:p>
      <text:p text:style-name="P6"><text:s/>MY.DOMAIN.COM = MY.DOMAIN.COM</text:p>
      <text:list text:style-name="Numbering_20_1" text:continue-numbering="true">
        <text:list-item>
          <text:list text:continue-numbering="true">
            <text:list-item>
              <text:h text:style-name="Heading_20_2" text:outline-level="2">Declaring Kerberos configuration file to Websphere</text:h>
            </text:list-item>
          </text:list>
        </text:list-item>
      </text:list>
      <text:p text:style-name="Text_20_body">In the left navigation pane, expand “<text:span text:style-name="T1">Servers</text:span><text:span text:style-name="T2">” and select “</text:span><text:span text:style-name="T1">Application Servers</text:span><text:span text:style-name="T2">”. In the list, select the server you want to configure. In the “</text:span><text:span text:style-name="T1">Server Infrastructure</text:span><text:span text:style-name="T2">” section on the right side of the main panel, expand “</text:span><text:span text:style-name="T1">Processes and Java Management</text:span><text:span text:style-name="T2">” and choose “</text:span><text:span text:style-name="T1">Process Definition</text:span><text:span text:style-name="T2">”.</text:span></text:p>
      <text:p text:style-name="P7">On the right side of the panel, under “<text:span text:style-name="T1">Additional Properties</text:span>”, select “<text:span text:style-name="T1">Java Virtual Machine</text:span>”. Then, in “<text:span text:style-name="T1">Generic JVM Arguments</text:span>”, add “-Djava.security.krb5.conf=<text:span text:style-name="T3">path_to_krb5_config</text:span><text:span text:style-name="T4">”. Where “</text:span><text:span text:style-name="T3">path_to_krb5_config</text:span><text:span text:style-name="T4">” points to your Kerberos configuration file. Save your changes.</text:span></text:p>
      <text:list text:style-name="Numbering_20_1" text:continue-numbering="true">
        <text:list-item>
          <text:list text:continue-numbering="true">
            <text:list-item>
              <text:h text:style-name="P8" text:outline-level="2">Configuring Active Directory as the user registry</text:h>
            </text:list-item>
          </text:list>
        </text:list-item>
      </text:list>
      <text:p text:style-name="P7">In the left navigation pane, expand “<text:span text:style-name="T1">Security</text:span>” and select “<text:span text:style-name="T1">Global Security</text:span>”. In the “<text:span text:style-name="T1">User Registries</text:span>” section on the right side of the main panel, select “<text:span text:style-name="T1">LDAP</text:span>” to specify a LDAP user registry (Active Directory is a LDAP registry secured by Kerberos).</text:p>
      <text:p text:style-name="P7">In the “<text:span text:style-name="T1">General Properties</text:span>”, fill in the different options :</text:p>
      <text:list text:style-name="L2">
        <text:list-item>
          <text:p text:style-name="P9">For the <text:span text:style-name="T1">Server user ID</text:span>, specify an existing account name in Active Directory (for example : wasadmin@MY.DOMAIN.COM).</text:p>
        </text:list-item>
        <text:list-item>
          <text:p text:style-name="P9">For the <text:span text:style-name="T1">Server user password</text:span>, specify the real password of this account.</text:p>
        </text:list-item>
        <text:list-item>
          <text:p text:style-name="P9">Select “<text:span text:style-name="T1">Active Directory</text:span>” in the <text:span text:style-name="T1">Type</text:span> combo box.</text:p>
        </text:list-item>
        <text:list-item>
          <text:p text:style-name="P9">For the <text:span text:style-name="T1">Host</text:span>, specify the address of the Active Directory host (adserver.my.domain.com).</text:p>
        </text:list-item>
        <text:list-item>
          <text:p text:style-name="P9">The <text:span text:style-name="T1">Base distinguished name (DN)</text:span> entry specifies the root of the portion of LDAP directory that Websphere must process to search for users and groups (for example : dc=my,dc=domain,dc=com).</text:p>
        </text:list-item>
        <text:list-item>
          <text:p text:style-name="P9">The <text:span text:style-name="T1">Bind distinguished name (DN)</text:span> entry specifies the principal used by Websphere to connect to the LDAP directory. We will use the service principal name configured for our application server service in active directory (for example : HTTP/webserver.my.domain.com).</text:p>
        </text:list-item>
        <text:list-item>
          <text:p text:style-name="P9">The <text:span text:style-name="T1">Bind password</text:span> entry specifies the password used by Websphere to connect to the LDAP directory.</text:p>
          <text:p text:style-name="P10">Others entries can be leaved with their default values.</text:p>
        </text:list-item>
      </text:list>
      <text:p text:style-name="Text_20_body">Under “<text:span text:style-name="T1">Additional Properties</text:span><text:span text:style-name="T2">”, select “</text:span><text:span text:style-name="T1">Advanced Lightweight Directory Access Protocol (LDAP) user registry settings</text:span><text:span text:style-name="T2">”. We will change the entries </text:span><text:span text:style-name="T1">User Filter</text:span><text:span text:style-name="T2"> and </text:span><text:span text:style-name="T1">User ID map</text:span><text:span text:style-name="T2"> to search for Active Directory names (by default, the Active Directory settings makes Websphere search for NTLM names).</text:span></text:p>
      <text:list text:style-name="L3">
        <text:list-item>
          <text:p text:style-name="P11">In the <text:span text:style-name="T1">User Filter</text:span> entry, replace “sAMAccountName” by “userPrincipalName”</text:p>
        </text:list-item>
        <text:list-item>
          <text:p text:style-name="P11">In the <text:span text:style-name="T1">User ID map</text:span> entry, replace “user:sAMAccountName” by “user:userPrincipalName”</text:p>
        </text:list-item>
      </text:list>
      <text:p text:style-name="P7">Apply and save your changes.</text:p>
      <text:list text:style-name="Numbering_20_1" text:continue-numbering="true">
        <text:list-item>
          <text:list text:continue-numbering="true">
            <text:list-item>
              <text:h text:style-name="Heading_20_2" text:outline-level="2">Configuring a JAAS Login Module for Kerberos Authentication</text:h>
            </text:list-item>
          </text:list>
        </text:list-item>
      </text:list>
      <text:p text:style-name="Text_20_body">Return to the <text:span text:style-name="T1">Global Security</text:span><text:span text:style-name="T2"> panel (In the left navigation pane, expand “</text:span><text:span text:style-name="T1">Security</text:span><text:span text:style-name="T2">” and select “</text:span><text:span text:style-name="T1">Global Security</text:span><text:span text:style-name="T2">”). On the right, under “</text:span><text:span text:style-name="T1">Authentication</text:span><text:span text:style-name="T2">”, expand “</text:span><text:span text:style-name="T1">JAAS Configuration</text:span><text:span text:style-name="T2">” and select “</text:span><text:span text:style-name="T1">Applications connections</text:span><text:span text:style-name="T2">”. We will create 2 Login Module aliases to be used by jCifs-ext : jcifs.spnego.initiate and jcifs.spnego.accept.</text:span></text:p>
      <text:p text:style-name="P7">To create such an alias, click “<text:span text:style-name="T1">New</text:span>” on the list, give an alias name for your Login Module configuration for the entry “<text:span text:style-name="T1">Alias</text:span>” (jcifs.spnego.accept for example). Click “<text:span text:style-name="T1">Apply</text:span>” and select “<text:span text:style-name="T1">JAAS Connection Modules</text:span>” under “<text:span text:style-name="T1">Additional Properties</text:span>”.</text:p>
      <text:p text:style-name="Text_20_body"><text:span text:style-name="T2">Click “</text:span><text:span text:style-name="T1">New</text:span><text:span text:style-name="T2">” on the presented list. Under “</text:span><text:span text:style-name="T1">General Properties</text:span><text:span text:style-name="T2">” specify “</text:span><text:span text:style-name="T5">com.ibm.security.auth.module.Krb5LoginModule</text:span><text:span text:style-name="T6">” for the entry “</text:span><text:span text:style-name="T7">Module class name</text:span><text:span text:style-name="T6">”. You can fine tune the Login Module under the entry </text:span><text:span text:style-name="T7">Additional Properties</text:span><text:span text:style-name="T6">.</text:span></text:p>
      <text:p text:style-name="P12">Apply and save your changes.</text:p>
      <text:list text:style-name="Numbering_20_1" text:continue-numbering="true">
        <text:list-item>
          <text:list text:continue-numbering="true">
            <text:list-item>
              <text:h text:style-name="Heading_20_2" text:outline-level="2">Configuring Security in Websphere</text:h>
            </text:list-item>
          </text:list>
        </text:list-item>
      </text:list>
      <text:p text:style-name="Text_20_body">Return to the <text:span text:style-name="T1">Global Security</text:span><text:span text:style-name="T2"> panel (In the left navigation pane, expand “</text:span><text:span text:style-name="T1">Security</text:span><text:span text:style-name="T2">” and select “</text:span><text:span text:style-name="T1">Global Security</text:span><text:span text:style-name="T2">”). On the right, under “</text:span><text:span text:style-name="T1">Authentication</text:span><text:span text:style-name="T2">”, expand “</text:span><text:span text:style-name="T1">Authentication mechanisms</text:span><text:span text:style-name="T2">” and select “</text:span><text:span text:style-name="T1">LTPA</text:span><text:span text:style-name="T2">”.</text:span></text:p>
      <text:p text:style-name="P7">Specify and confirm a password, this password will be used to encrypt and decrypt LTPA keys for the cell node. Apply and save your settings.</text:p>
      <text:p text:style-name="P7">If desired, select <text:span text:style-name="T1">Single Sign-On (SSO)</text:span> under “<text:span text:style-name="T1">Additional Properties</text:span>” to configure the application server SSO. This SSO is for authentication between applications on the application server, once you have successfully authenticated yourself on one of the running applications. This is not SSO using your windows user id.</text:p>
      <text:p text:style-name="P7">Under “<text:span text:style-name="T1">Additional Properties</text:span>”, select <text:span text:style-name="T1">Trust Relationship</text:span> and check the check box “<text:span text:style-name="T1">Enable trust relationship</text:span>”. Apply and select “<text:span text:style-name="T1">Interceptors</text:span>” under “<text:span text:style-name="T1">Additional Properties</text:span>” on the right of the panel. Click “<text:span text:style-name="T1">New</text:span>” on top of the list.</text:p>
      <text:p text:style-name="P7">In “<text:span text:style-name="T1">General Properties</text:span>”, specify the fully qualified name of the Trust Association Interceptor class in the entry <text:span text:style-name="T1">Interceptor Class Name</text:span>. To use jaaslounge SpnegoTAI, enter the value <text:span text:style-name="T3">org.jaaslounge.sso.websphere.spnego.SpnegoTAI</text:span><text:span text:style-name="T4">. </text:span></text:p>
      <text:p text:style-name="P12">Once applied, select <text:span text:style-name="T1">Personalized Properties</text:span> under “<text:span text:style-name="T1">Additional Properties</text:span>”. This is were you will configure the jaaslounge's Trust Association Interceptor. You need to add 4 properties :</text:p>
      <text:list text:style-name="L4">
        <text:list-item>
          <text:p text:style-name="P13"><text:span text:style-name="T3">domainController</text:span> : specifies the address of the Active Directory domain controller</text:p>
        </text:list-item>
        <text:list-item>
          <text:p text:style-name="P14">domainName<text:span text:style-name="T4"> : specifies the name of the domain</text:span></text:p>
        </text:list-item>
        <text:list-item>
          <text:p text:style-name="P14">servicePassword<text:span text:style-name="T4"> : specifies the password to use to connect on Active Directory</text:span></text:p>
        </text:list-item>
        <text:list-item>
          <text:p text:style-name="P14">servicePrincipalName<text:span text:style-name="T4"> : specifies the principal name to use to connect on Active Directory</text:span></text:p>
        </text:list-item>
      </text:list>
      <text:p text:style-name="Text_20_body"><text:span text:style-name="T2">For example, we can set </text:span><text:span text:style-name="T5">domainController</text:span><text:span text:style-name="T6">=adserver.my.domain.com, </text:span><text:span text:style-name="T5">domainName</text:span><text:span text:style-name="T6">=my.domain.com, and </text:span><text:span text:style-name="T5">servicePrincipalName</text:span><text:span text:style-name="T6">=HTTP/webserver.my.domain.com.</text:span></text:p>
      <text:p text:style-name="P12">Apply and save your changes.</text:p>
      <text:list text:style-name="Numbering_20_1" text:continue-numbering="true">
        <text:list-item>
          <text:list text:continue-numbering="true">
            <text:list-item>
              <text:h text:style-name="Heading_20_2" text:outline-level="2">Activating security settings</text:h>
            </text:list-item>
          </text:list>
        </text:list-item>
      </text:list>
      <text:p text:style-name="Text_20_body">Return to the <text:span text:style-name="T1">Global Security</text:span><text:span text:style-name="T2"> panel (In the left navigation pane, expand “</text:span><text:span text:style-name="T1">Security</text:span><text:span text:style-name="T2">” and select “</text:span><text:span text:style-name="T1">Global Security</text:span><text:span text:style-name="T2">”). Under “</text:span><text:span text:style-name="T1">General Settings</text:span><text:span text:style-name="T2">”, check “</text:span><text:span text:style-name="T1">Enable Global Security</text:span><text:span text:style-name="T2">”, uncheck “</text:span><text:span text:style-name="T1">Enforce java 2 security</text:span><text:span text:style-name="T2">”. Select “</text:span><text:span text:style-name="T1">Lightweight Third Party Authentication (LTPA)</text:span><text:span text:style-name="T2">” in the combo box “</text:span><text:span text:style-name="T1">Active authentication mechanism</text:span><text:span text:style-name="T2">” and select “</text:span><text:span text:style-name="T1">LDAP</text:span><text:span text:style-name="T2">” in the combo box “</text:span><text:span text:style-name="T1">Active User Registry</text:span><text:span text:style-name="T2">”.</text:span></text:p>
      <text:p text:style-name="P7">Apply and save your changes.</text:p>
      <text:list text:style-name="Numbering_20_1" text:continue-numbering="true">
        <text:list-item>
          <text:h text:style-name="Heading_20_1" text:outline-level="1">Mapping Active Directory groups to application roles</text:h>
        </text:list-item>
      </text:list>
      <text:p text:style-name="Text_20_body">Now that you have configured the security in Websphere, you need to map Active Directory groups names to application roles names. For example, you can add your Active Directory users in some groups and want to use this group as authorization for Websphere admin console access. Be aware that configuring access to Websphere admin console and to other applications is slightly different.</text:p>
      <text:list text:style-name="Numbering_20_1" text:continue-numbering="true">
        <text:list-item>
          <text:list text:continue-numbering="true">
            <text:list-item>
              <text:h text:style-name="Heading_20_2" text:outline-level="2">Configuring accesses to admin Console</text:h>
            </text:list-item>
          </text:list>
        </text:list-item>
      </text:list>
      <text:p text:style-name="Text_20_body">In the left navigation pane, expand “<text:span text:style-name="T1">System Administration</text:span><text:span text:style-name="T2">”, expand the sub entry “</text:span><text:span text:style-name="T1">Console parameters</text:span><text:span text:style-name="T2">” and select “</text:span><text:span text:style-name="T1">Console groups</text:span><text:span text:style-name="T2">”. In the list, click “</text:span><text:span text:style-name="T1">Add</text:span><text:span text:style-name="T2">”. In the </text:span><text:span text:style-name="T1">Group</text:span><text:span text:style-name="T2"> zone, specify the full Active Directory name of the group and then select associated roles in the </text:span><text:span text:style-name="T1">Roles</text:span><text:span text:style-name="T2"> list.</text:span></text:p>
      <text:p text:style-name="P7">Apply and save your changes.</text:p>
      <text:list text:style-name="Numbering_20_1" text:continue-numbering="true">
        <text:list-item>
          <text:list text:continue-numbering="true">
            <text:list-item>
              <text:h text:style-name="Heading_20_2" text:outline-level="2">Configuring accesses to applications</text:h>
            </text:list-item>
          </text:list>
        </text:list-item>
      </text:list>
      <text:p text:style-name="Text_20_body">In the left navigation pane, expand “<text:span text:style-name="T1">Applications</text:span><text:span text:style-name="T2">” and select “</text:span><text:span text:style-name="T1">Enterprise Applications</text:span><text:span text:style-name="T2">”. Select the desired application. Under “</text:span><text:span text:style-name="T1">Additional Properties</text:span><text:span text:style-name="T2">”, select “</text:span><text:span text:style-name="T1">Mapping users to roles</text:span><text:span text:style-name="T2">”. Select the desired role, and click “</text:span><text:span text:style-name="T1">Search for groups</text:span><text:span text:style-name="T2">”. Search for the wanted groups names, add them to the </text:span><text:span text:style-name="T1">Selected</text:span><text:span text:style-name="T2"> list and apply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cm" style:auto-text-indent="false" style:shadow="none"/>
    </style:style>
    <style:style style:name="Heading" style:family="paragraph" style:parent-style-name="Standard" style:next-style-name="Text_20_body" style:class="text">
      <style:paragraph-properties fo:margin-top="0.423cm" fo:margin-bottom="0.212cm" fo:text-align="center" style:justify-single-word="false" fo:padding="0cm" fo:border-left="none" fo:border-right="none" fo:border-top="none" fo:border-bottom="0.002cm solid #000000" style:shadow="none" fo:keep-with-next="always"/>
      <style:text-properties style:font-name="Arial" fo:font-size="14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paragraph-properties fo:text-align="start" style:justify-single-word="false" fo:padding="0cm" fo:border="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default-outline-level="2">
      <style:paragraph-properties fo:text-align="start" style:justify-single-word="false" fo:padding="0cm" fo:border="non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start" style:justify-single-word="false" fo:text-indent="0cm" style:auto-text-indent="false" fo:padding="0cm" fo:border="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99cm" table:align="margins"/>
    </style:style>
    <style:style style:name="Tableau1.A" style:family="table-column">
      <style:table-column-properties style:column-width="15.954cm" style:rel-column-width="61508*"/>
    </style:style>
    <style:style style:name="Tableau1.B" style:family="table-column">
      <style:table-column-properties style:column-width="1.044cm" style:rel-column-width="4027*"/>
    </style:style>
    <style:style style:name="P1" style:family="paragraph" style:parent-style-name="Table_20_Contents">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able:table table:name="Tableau1" table:style-name="Tableau1">
          <table:table-column table:style-name="Tableau1.A"/>
          <table:table-column table:style-name="Tableau1.B"/>
          <table:table-row>
            <table:table-cell office:value-type="string">
              <text:p text:style-name="Table_20_Contents"><text:title>Configuring SPNEGO based SSO with Websphere and Active Directory</text:title></text:p>
            </table:table-cell>
            <table:table-cell office:value-type="string">
              <text:p text:style-name="P1"><text:page-number text:select-page="current">2</text:page-number>/<text:page-count>4</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Configuring SPNEGO based SSO with Websphere and Active Directory</dc:title>
    <meta:initial-creator>Damien Brossard</meta:initial-creator>
    <meta:creation-date>2006-12-01T10:32:15</meta:creation-date>
    <dc:creator>Damien Brossard</dc:creator>
    <dc:date>2006-12-01T16:06:23</dc:date>
    <dc:language>en-US</dc:language>
    <meta:editing-cycles>58</meta:editing-cycles>
    <meta:editing-duration>PT5H18M46S</meta:editing-duration>
    <meta:user-defined meta:name="Info 1"/>
    <meta:user-defined meta:name="Info 2"/>
    <meta:user-defined meta:name="Info 3"/>
    <meta:user-defined meta:name="Info 4"/>
    <meta:document-statistic meta:table-count="1" meta:image-count="0" meta:object-count="0" meta:page-count="4" meta:paragraph-count="90" meta:word-count="1354" meta:character-count="9204"/>
  </office:meta>
</office:document-meta>
</file>